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Norasi"/>
    </style:style>
    <style:style style:name="P2" style:family="paragraph" style:parent-style-name="Text_20_body">
      <style:text-properties officeooo:rsid="000720ec" officeooo:paragraph-rsid="000720ec"/>
    </style:style>
    <style:style style:name="P3" style:family="paragraph" style:parent-style-name="Title">
      <style:text-properties style:font-name="Norasi"/>
    </style:style>
    <style:style style:name="T1" style:family="text">
      <style:text-properties officeooo:rsid="0005ab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amos en el Campus 2014</text:p>
      <text:p text:style-name="P1"/>
      <text:p text:style-name="P1"/>
      <text:p text:style-name="P1"/>
      <text:p text:style-name="Text_20_body"><text:s text:c="5"/><text:span text:style-name="T1">Somos niños de 5 a 9 años y nos gusta jugar solo a juegos. Mi profesor se llama Manu y mi monitora se llama Támara.</text:span></text:p>
      <text:p text:style-name="P2">En este Campus vamos a aprender a utilizar Gimp, LibreOffice, navegar por Internet y jugar a juegos libres.</text:p>
      <text:p text:style-name="P2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3:04:52.905307513</meta:creation-date>
    <dc:date>2014-06-30T13:37:56.124400784</dc:date>
    <meta:editing-duration>PT2M31S</meta:editing-duration>
    <meta:editing-cycles>1</meta:editing-cycles>
    <meta:document-statistic meta:table-count="0" meta:image-count="0" meta:object-count="0" meta:page-count="1" meta:paragraph-count="3" meta:word-count="48" meta:character-count="252" meta:non-whitespace-character-count="202"/>
    <meta:generator>LibreOffice/4.2.4.2$Linux_X86_64 LibreOffice_project/420m0$Build-2</meta:generator>
  </office:meta>
</office:document-meta>
</file>